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2e06b" officeooo:paragraph-rsid="0012e06b"/>
    </style:style>
    <style:style style:name="T1" style:family="text">
      <style:text-properties officeooo:rsid="001400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METHOD MISSING</text:p>
      <text:p text:style-name="P1">Good Morning !!!!! Today let us discuss how to handle methods which are not defined using method_missing() magic of metaprogramming.what happens when you go to a house and enquire about people who is not present <text:s/>in the house definitely they will say “no person in that name here” same in ruby when you call a method which is not really present ,ruby searches it in base class and searches up to ancestor chain up to object and then enters in to kernel.if ruby does not find the method anywhere then it admit the failure by surrendering in to method_missing() method which is instance method of Kernel .which every object inherits. It  will throw you “No Method error”</text:p>
      <text:p text:style-name="P1"/>
      <text:p text:style-name="P1">but we are fortunate to use Ruby which provide metaprogramming features to handle method that really doesnt exist by overriding method_missing() .</text:p>
      <text:p text:style-name="P1"/>
      <text:p text:style-name="P1">class Hunter</text:p>
      <text:p text:style-name="P1"><text:tab/>def method_missing(method_name,*args)</text:p>
      <text:p text:style-name="P1"><text:s/><text:tab/> <text:s/>puts " name #{method_name} and his weight,height : (#{args.join(',')})"</text:p>
      <text:p text:style-name="P1"><text:s/><text:tab/> <text:s/>puts "block is presend" if block_given?</text:p>
      <text:p text:style-name="P1"><text:tab/>end</text:p>
      <text:p text:style-name="P1">end</text:p>
      <text:p text:style-name="P1"></text:p>
      <text:p text:style-name="P1">hunt=Hunter.new</text:p>
      <text:p text:style-name="P1">hunt.vinod 82,180 do</text:p>
      <text:p text:style-name="P1">puts "this is block"</text:p>
      <text:p text:style-name="P1">end</text:p>
      <text:p text:style-name="P1"></text:p>
      <text:p text:style-name="P1"/>
      <text:p text:style-name="P1">GHOST METHODS</text:p>
      <text:p text:style-name="P1">*call to methods that really doesnt exist ,method_missing() <text:span text:style-name="T1">handles the methof and </text:span>perfroms the <text:span text:style-name="T1">necessaary </text:span>action th<text:span text:style-name="T1">e</text:span>s<text:span text:style-name="T1">e</text:span> are called ghost methods</text:p>
      <text:p text:style-name="P1">"if they ask you something and you dont understand do this"</text:p>
      <text:p text:style-name="P1">method that is processed by method_missing() seems regular call from callers side but there is no corresponding method on receiver side this is called Ghost method.</text:p>
      <text:p text:style-name="P1">*ghost methods are rows_wtih_country()</text:p>
      <text:p text:style-name="P1"></text:p>
      <text:p text:style-name="P1">*open structs is magicof ghost methods if you want a new hash just assign the object with value ,</text:p>
      <text:p text:style-name="P1">*= calls missing method and binds the value with attribute and returns as hash</text:p>
      <text:p text:style-name="P1"></text:p>
      <text:p text:style-name="P1">Dynamic Proxy</text:p>
      <text:p text:style-name="P1"></text:p>
      <text:p text:style-name="P1">*object that catches ghost method and forward them to another object with wrapping some login around the call is called Dynamic proxy.</text:p>
      <text:p text:style-name="P1"></text:p>
      <text:p text:style-name="P1">OVERRIDDING RESPOND_TO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09:45:50.963234257</meta:creation-date>
    <dc:date>2014-02-03T09:58:37.698187848</dc:date>
    <meta:editing-duration>PT1M54S</meta:editing-duration>
    <meta:editing-cycles>2</meta:editing-cycles>
    <meta:generator>LibreOffice/4.1.3.2$Linux_X86_64 LibreOffice_project/410m0$Build-2</meta:generator>
    <meta:document-statistic meta:table-count="0" meta:image-count="0" meta:object-count="0" meta:page-count="1" meta:paragraph-count="31" meta:word-count="296" meta:character-count="1854" meta:non-whitespace-character-count="1541"/>
  </office:meta>
</office:document-meta>
</file>